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879cm" fo:min-width="14.8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5cm" fo:min-width="0cm"/>
    </style:style>
    <style:style style:name="gr3" style:family="graphic" style:parent-style-name="standard">
      <style:graphic-properties svg:stroke-color="#000000" draw:fill-color="#ffcc00" draw:textarea-horizontal-align="justify" draw:textarea-vertical-align="middle" draw:auto-grow-height="false" fo:min-height="1.02cm" fo:min-width="0.158cm"/>
    </style:style>
    <style:style style:name="gr4" style:family="graphic" style:parent-style-name="standard">
      <style:graphic-properties draw:stroke="none" svg:stroke-color="#000000" draw:fill="none" draw:fill-color="#ffcc00" draw:textarea-horizontal-align="left" draw:auto-grow-height="true" draw:auto-grow-width="true" fo:min-height="0.556cm" fo:min-width="0.527cm"/>
    </style:style>
    <style:style style:name="gr5" style:family="graphic" style:parent-style-name="standard">
      <style:graphic-properties svg:stroke-color="#000000" draw:fill-color="#ffcc00" draw:textarea-horizontal-align="justify" draw:textarea-vertical-align="middle" draw:auto-grow-height="false" fo:min-height="0.004cm" fo:min-width="0.167cm"/>
    </style:style>
    <style:style style:name="gr6" style:family="graphic" style:parent-style-name="standard">
      <style:graphic-properties svg:stroke-color="#000000" draw:fill-color="#99cc99" draw:textarea-horizontal-align="justify" draw:textarea-vertical-align="middle" draw:auto-grow-height="false" fo:min-height="1.02cm" fo:min-width="0.157cm"/>
    </style:style>
    <style:style style:name="gr7" style:family="graphic" style:parent-style-name="standard">
      <style:graphic-properties draw:stroke="none" svg:stroke-color="#000000" draw:fill="none" draw:fill-color="#99cc99" draw:textarea-horizontal-align="left" draw:auto-grow-height="true" draw:auto-grow-width="true" fo:min-height="0.556cm" fo:min-width="0.5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536cm"/>
    </style:style>
    <style:style style:name="gr12" style:family="graphic" style:parent-style-name="standard">
      <style:graphic-properties svg:stroke-width="0.025cm" svg:stroke-color="#000000" draw:marker-start="Arrow" draw:marker-start-width="0.254cm" draw:marker-end-width="0.266cm" draw:fill-color="#000000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svg:stroke-color="#000000" draw:fill-color="#ffcc00" draw:textarea-horizontal-align="justify" draw:textarea-vertical-align="middle" draw:auto-grow-height="false" fo:min-height="1.02cm" fo:min-width="0.157cm"/>
    </style:style>
    <style:style style:name="gr14" style:family="graphic" style:parent-style-name="standard">
      <style:graphic-properties svg:stroke-color="#000000" draw:fill-color="#99cc99" draw:textarea-horizontal-align="justify" draw:textarea-vertical-align="middle" draw:auto-grow-height="false" fo:min-height="1.02cm" fo:min-width="0.158cm"/>
    </style:style>
    <style:style style:name="gr15" style:family="graphic" style:parent-style-name="standard">
      <style:graphic-properties svg:stroke-color="#000000" draw:fill-color="#99cc99" draw:textarea-horizontal-align="justify" draw:textarea-vertical-align="middle" draw:auto-grow-height="false" fo:min-height="0.004cm" fo:min-width="0.167cm"/>
    </style:style>
    <style:style style:name="gr16" style:family="graphic" style:parent-style-name="objectwithoutfill">
      <style:graphic-properties draw:stroke="dash" draw:stroke-dash="Ultrafine_20_2_20_Dots_20_3_20_Dashes"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color="#000000" draw:fill-color="#ffcc00" draw:textarea-horizontal-align="justify" draw:textarea-vertical-align="middle" draw:auto-grow-height="false" fo:min-height="0.131cm" fo:min-width="0cm"/>
    </style:style>
    <style:style style:name="gr18" style:family="graphic" style:parent-style-name="standard">
      <style:graphic-properties svg:stroke-color="#000000" draw:fill-color="#ffcc00" draw:textarea-horizontal-align="justify" draw:textarea-vertical-align="middle" draw:auto-grow-height="false" fo:min-height="2.925cm" fo:min-width="0.135cm"/>
    </style:style>
    <style:style style:name="gr19" style:family="graphic" style:parent-style-name="standard">
      <style:graphic-properties svg:stroke-color="#000000" draw:fill-color="#99cc99" draw:textarea-horizontal-align="justify" draw:textarea-vertical-align="middle" draw:auto-grow-height="false" fo:min-height="0.13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3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3.841cm" fo:min-width="14.867cm"/>
    </style:style>
    <style:style style:name="gr23" style:family="graphic" style:parent-style-name="standard">
      <style:graphic-properties svg:stroke-color="#000000" draw:fill-color="#99cc99" draw:textarea-horizontal-align="justify" draw:textarea-vertical-align="middle" draw:auto-grow-height="false" fo:min-height="1.401cm" fo:min-width="0.135cm"/>
    </style:style>
    <style:style style:name="gr24" style:family="graphic" style:parent-style-name="standard">
      <style:graphic-properties svg:stroke-color="#000000" draw:fill-color="#ffcc00" draw:textarea-horizontal-align="justify" draw:textarea-vertical-align="middle" draw:auto-grow-height="false" fo:min-height="1.401cm" fo:min-width="0.135cm"/>
    </style:style>
    <style:style style:name="gr25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.746cm" draw:shadow="hidden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none" draw:fill-color="#ffcc00"/>
    </style:style>
    <style:style style:name="P5" style:family="paragraph">
      <loext:graphic-properties draw:fill-color="#99cc99"/>
      <style:paragraph-properties fo:text-align="center"/>
    </style:style>
    <style:style style:name="P6" style:family="paragraph">
      <loext:graphic-properties draw:fill="none" draw:fill-color="#99cc99"/>
    </style:style>
    <style:style style:name="P7" style:family="paragraph">
      <loext:graphic-properties draw:fill="none" draw:fill-color="#ffffff"/>
      <style:text-properties fo:font-size="14pt" fo:font-style="italic" style:font-size-asian="18pt" style:font-size-complex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T1" style:family="text">
      <style:text-properties fo:font-size="14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359cm" svg:height="4.129cm" svg:x="2.01cm" svg:y="7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167cm" svg:height="0.905cm" svg:x="9.097cm" svg:y="5.937cm">
          <draw:text-box>
            <text:p>(a)</text:p>
          </draw:text-box>
        </draw:frame>
        <draw:custom-shape draw:style-name="gr3" draw:text-style-name="P3" draw:layer="layout" svg:width="0.658cm" svg:height="1.27cm" svg:x="4.758cm" svg:y="8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4.676cm" svg:y="8.803cm">
          <draw:text-box>
            <text:p>f1</text:p>
          </draw:text-box>
        </draw:frame>
        <draw:custom-shape draw:style-name="gr5" draw:text-style-name="P3" draw:layer="layout" svg:width="0.762cm" svg:height="0.508cm" svg:x="8.214cm" svg:y="9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658cm" svg:height="1.27cm" svg:x="7.163cm" svg:y="8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7.081cm" svg:y="8.903cm">
          <draw:text-box>
            <text:p>f3</text:p>
          </draw:text-box>
        </draw:frame>
        <draw:custom-shape draw:style-name="gr6" draw:text-style-name="P5" draw:layer="layout" svg:width="0.657cm" svg:height="1.27cm" svg:x="9.37cm" svg:y="7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027cm" svg:height="0.806cm" svg:x="9.287cm" svg:y="8.003cm">
          <draw:text-box>
            <text:p>f3</text:p>
          </draw:text-box>
        </draw:frame>
        <draw:custom-shape draw:style-name="gr6" draw:text-style-name="P5" draw:layer="layout" svg:width="0.657cm" svg:height="1.27cm" svg:x="16.532cm" svg:y="7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027cm" svg:height="0.806cm" svg:x="16.449cm" svg:y="8.103cm">
          <draw:text-box>
            <text:p>f6</text:p>
          </draw:text-box>
        </draw:frame>
        <draw:custom-shape draw:style-name="gr5" draw:text-style-name="P3" draw:layer="layout" svg:width="0.762cm" svg:height="0.508cm" svg:x="3.714cm" svg:y="8.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1.107cm" svg:height="0.894cm" svg:x="9.127cm" svg:y="11.663cm">
          <draw:text-box>
            <text:p>(b)</text:p>
          </draw:text-box>
        </draw:frame>
        <draw:frame draw:style-name="gr9" draw:text-style-name="P2" draw:layer="layout" svg:width="0.777cm" svg:height="0.806cm" svg:x="1.969cm" svg:y="10.119cm">
          <draw:text-box>
            <text:p>0</text:p>
          </draw:text-box>
        </draw:frame>
        <draw:frame draw:style-name="gr10" draw:text-style-name="P2" draw:layer="layout" svg:width="0.79cm" svg:height="0.806cm" svg:x="1.984cm" svg:y="7.468cm">
          <draw:text-box>
            <text:p><text:span text:style-name="T1">v</text:span></text:p>
          </draw:text-box>
        </draw:frame>
        <draw:frame draw:style-name="gr11" draw:text-style-name="P7" draw:layer="layout" svg:width="5.036cm" svg:height="0.806cm" svg:x="1.226cm" svg:y="6.036cm">
          <draw:text-box>
            <text:p><text:span text:style-name="T1">depth (vertex status)</text:span></text:p>
          </draw:text-box>
        </draw:frame>
        <draw:line draw:style-name="gr12" draw:text-style-name="P8" draw:layer="layout" svg:x1="3.024cm" svg:y1="7.465cm" svg:x2="3.024cm" svg:y2="6.613cm">
          <text:p/>
        </draw:line>
        <draw:custom-shape draw:style-name="gr13" draw:text-style-name="P3" draw:layer="layout" svg:width="0.657cm" svg:height="1.27cm" svg:x="9.371cm" svg:y="9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9.288cm" svg:y="10.103cm">
          <draw:text-box>
            <text:p>f3</text:p>
          </draw:text-box>
        </draw:frame>
        <draw:custom-shape draw:style-name="gr6" draw:text-style-name="P5" draw:layer="layout" svg:width="0.657cm" svg:height="1.27cm" svg:x="12.07cm" svg:y="7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027cm" svg:height="0.806cm" svg:x="11.987cm" svg:y="8.103cm">
          <draw:text-box>
            <text:p>f5</text:p>
          </draw:text-box>
        </draw:frame>
        <draw:custom-shape draw:style-name="gr13" draw:text-style-name="P3" draw:layer="layout" svg:width="0.657cm" svg:height="1.27cm" svg:x="12.071cm" svg:y="9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11.988cm" svg:y="10.103cm">
          <draw:text-box>
            <text:p>f5</text:p>
          </draw:text-box>
        </draw:frame>
        <draw:custom-shape draw:style-name="gr14" draw:text-style-name="P5" draw:layer="layout" svg:width="0.658cm" svg:height="1.27cm" svg:x="14.764cm" svg:y="7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027cm" svg:height="0.806cm" svg:x="14.682cm" svg:y="8.103cm">
          <draw:text-box>
            <text:p>f5</text:p>
          </draw:text-box>
        </draw:frame>
        <draw:custom-shape draw:style-name="gr15" draw:text-style-name="P5" draw:layer="layout" svg:width="0.762cm" svg:height="0.508cm" svg:x="15.674cm" svg:y="8.2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9" draw:layer="layout" svg:x1="7.009cm" svg:y1="6.969cm" svg:x2="7.009cm" svg:y2="11.668cm">
          <text:p/>
        </draw:line>
        <draw:line draw:style-name="gr16" draw:text-style-name="P9" draw:layer="layout" svg:x1="10.509cm" svg:y1="6.97cm" svg:x2="10.509cm" svg:y2="11.669cm">
          <text:p/>
        </draw:line>
        <draw:line draw:style-name="gr16" draw:text-style-name="P9" draw:layer="layout" svg:x1="11.909cm" svg:y1="6.969cm" svg:x2="11.909cm" svg:y2="11.668cm">
          <text:p/>
        </draw:line>
        <draw:line draw:style-name="gr16" draw:text-style-name="P9" draw:layer="layout" svg:x1="15.609cm" svg:y1="6.97cm" svg:x2="15.609cm" svg:y2="11.669cm">
          <text:p/>
        </draw:line>
        <draw:g>
          <draw:custom-shape draw:style-name="gr17" draw:text-style-name="P3" draw:layer="layout" svg:width="0.127cm" svg:height="0.381cm" svg:x="11.114cm" svg:y="10.31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0.127cm" svg:height="0.381cm" svg:x="10.663cm" svg:y="10.31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0.127cm" svg:height="0.381cm" svg:x="11.563cm" svg:y="10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3" draw:layer="layout" svg:width="0.127cm" svg:height="0.381cm" svg:x="6.214cm" svg:y="9.11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0.127cm" svg:height="0.381cm" svg:x="5.763cm" svg:y="9.11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0.127cm" svg:height="0.381cm" svg:x="6.663cm" svg:y="9.114cm">
            <text:p/>
            <draw:enhanced-geometry svg:viewBox="0 0 21600 21600" draw:type="rectangle" draw:enhanced-path="M 0 0 L 21600 0 21600 21600 0 21600 0 0 Z N"/>
          </draw:custom-shape>
        </draw:g>
        <draw:custom-shape draw:style-name="gr18" draw:text-style-name="P3" draw:layer="layout" svg:width="0.635cm" svg:height="3.175cm" svg:x="2.699cm" svg:y="7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5" draw:layer="layout" svg:width="0.127cm" svg:height="0.381cm" svg:x="11.114cm" svg:y="8.3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0.127cm" svg:height="0.381cm" svg:x="10.663cm" svg:y="8.31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0.127cm" svg:height="0.381cm" svg:x="11.563cm" svg:y="8.314cm">
            <text:p/>
            <draw:enhanced-geometry svg:viewBox="0 0 21600 21600" draw:type="rectangle" draw:enhanced-path="M 0 0 L 21600 0 21600 21600 0 21600 0 0 Z N"/>
          </draw:custom-shape>
        </draw:g>
        <draw:frame draw:style-name="gr20" draw:text-style-name="P2" draw:layer="layout" svg:width="1.387cm" svg:height="0.806cm" svg:x="7.609cm" svg:y="7.433cm">
          <draw:text-box>
            <text:p>split</text:p>
          </draw:text-box>
        </draw:frame>
        <draw:frame draw:style-name="gr21" draw:text-style-name="P2" draw:layer="layout" svg:width="2.407cm" svg:height="0.806cm" svg:x="12.672cm" svg:y="7.133cm">
          <draw:text-box>
            <text:p>crossbar</text:p>
          </draw:text-box>
        </draw:frame>
        <draw:custom-shape draw:style-name="gr22" draw:text-style-name="P1" draw:layer="layout" svg:width="15.367cm" svg:height="4.091cm" svg:x="2.01cm" svg:y="1.6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658cm" svg:height="1.27cm" svg:x="4.757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027cm" svg:height="0.806cm" svg:x="4.675cm" svg:y="2.404cm">
          <draw:text-box>
            <text:p>f1</text:p>
          </draw:text-box>
        </draw:frame>
        <draw:custom-shape draw:style-name="gr15" draw:text-style-name="P5" draw:layer="layout" svg:width="0.762cm" svg:height="0.508cm" svg:x="5.808cm" svg:y="2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5" draw:layer="layout" svg:width="0.762cm" svg:height="0.508cm" svg:x="8.213cm" svg:y="2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5" draw:layer="layout" svg:width="0.762cm" svg:height="0.508cm" svg:x="15.072cm" svg:y="2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0.658cm" svg:height="1.27cm" svg:x="6.964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027cm" svg:height="0.806cm" svg:x="6.88cm" svg:y="2.404cm">
          <draw:text-box>
            <text:p>f2</text:p>
          </draw:text-box>
        </draw:frame>
        <draw:custom-shape draw:style-name="gr6" draw:text-style-name="P5" draw:layer="layout" svg:width="0.657cm" svg:height="1.27cm" svg:x="9.369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027cm" svg:height="0.806cm" svg:x="9.286cm" svg:y="2.404cm">
          <draw:text-box>
            <text:p>f3</text:p>
          </draw:text-box>
        </draw:frame>
        <draw:custom-shape draw:style-name="gr6" draw:text-style-name="P5" draw:layer="layout" svg:width="0.657cm" svg:height="1.27cm" svg:x="16.263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027cm" svg:height="0.806cm" svg:x="16.18cm" svg:y="2.377cm">
          <draw:text-box>
            <text:p>f6</text:p>
          </draw:text-box>
        </draw:frame>
        <draw:custom-shape draw:style-name="gr3" draw:text-style-name="P3" draw:layer="layout" svg:width="0.658cm" svg:height="1.27cm" svg:x="4.757cm" svg:y="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4.675cm" svg:y="4.204cm">
          <draw:text-box>
            <text:p>f1</text:p>
          </draw:text-box>
        </draw:frame>
        <draw:custom-shape draw:style-name="gr5" draw:text-style-name="P3" draw:layer="layout" svg:width="0.762cm" svg:height="0.508cm" svg:x="5.808cm" svg:y="4.3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0.762cm" svg:height="0.508cm" svg:x="8.213cm" svg:y="4.3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0.762cm" svg:height="0.508cm" svg:x="15.072cm" svg:y="4.3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658cm" svg:height="1.27cm" svg:x="6.962cm" svg:y="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6.88cm" svg:y="4.204cm">
          <draw:text-box>
            <text:p>f2</text:p>
          </draw:text-box>
        </draw:frame>
        <draw:custom-shape draw:style-name="gr13" draw:text-style-name="P3" draw:layer="layout" svg:width="0.657cm" svg:height="1.27cm" svg:x="9.369cm" svg:y="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9.286cm" svg:y="4.204cm">
          <draw:text-box>
            <text:p>f3</text:p>
          </draw:text-box>
        </draw:frame>
        <draw:custom-shape draw:style-name="gr13" draw:text-style-name="P3" draw:layer="layout" svg:width="0.657cm" svg:height="1.27cm" svg:x="16.231cm" svg:y="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16.148cm" svg:y="4.204cm">
          <draw:text-box>
            <text:p>f6</text:p>
          </draw:text-box>
        </draw:frame>
        <draw:custom-shape draw:style-name="gr15" draw:text-style-name="P5" draw:layer="layout" svg:width="0.762cm" svg:height="0.508cm" svg:x="3.686cm" svg:y="2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0.762cm" svg:height="0.508cm" svg:x="3.713cm" svg:y="4.3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5" draw:layer="layout" svg:width="0.635cm" svg:height="1.651cm" svg:x="2.67cm" svg:y="2.0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635cm" svg:height="1.651cm" svg:x="2.67cm" svg:y="3.667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0.777cm" svg:height="0.806cm" svg:x="2.068cm" svg:y="4.82cm">
          <draw:text-box>
            <text:p>0</text:p>
          </draw:text-box>
        </draw:frame>
        <draw:frame draw:style-name="gr10" draw:text-style-name="P2" draw:layer="layout" svg:width="0.79cm" svg:height="0.806cm" svg:x="1.983cm" svg:y="1.969cm">
          <draw:text-box>
            <text:p><text:span text:style-name="T1">v</text:span></text:p>
          </draw:text-box>
        </draw:frame>
        <draw:line draw:style-name="gr12" draw:text-style-name="P8" draw:layer="layout" svg:x1="3.032cm" svg:y1="5.318cm" svg:x2="3.017cm" svg:y2="6.207cm">
          <text:p/>
        </draw:line>
        <draw:custom-shape draw:style-name="gr15" draw:text-style-name="P5" draw:layer="layout" svg:width="0.762cm" svg:height="0.508cm" svg:x="10.513cm" svg:y="2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0.657cm" svg:height="1.27cm" svg:x="11.669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027cm" svg:height="0.806cm" svg:x="11.586cm" svg:y="2.404cm">
          <draw:text-box>
            <text:p>f4</text:p>
          </draw:text-box>
        </draw:frame>
        <draw:custom-shape draw:style-name="gr5" draw:text-style-name="P3" draw:layer="layout" svg:width="0.762cm" svg:height="0.508cm" svg:x="10.513cm" svg:y="4.3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0.657cm" svg:height="1.27cm" svg:x="11.669cm" svg:y="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11.586cm" svg:y="4.204cm">
          <draw:text-box>
            <text:p>f4</text:p>
          </draw:text-box>
        </draw:frame>
        <draw:custom-shape draw:style-name="gr15" draw:text-style-name="P5" draw:layer="layout" svg:width="0.762cm" svg:height="0.508cm" svg:x="12.813cm" svg:y="2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0.657cm" svg:height="1.27cm" svg:x="13.969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.027cm" svg:height="0.806cm" svg:x="13.886cm" svg:y="2.404cm">
          <draw:text-box>
            <text:p>f5</text:p>
          </draw:text-box>
        </draw:frame>
        <draw:custom-shape draw:style-name="gr5" draw:text-style-name="P3" draw:layer="layout" svg:width="0.762cm" svg:height="0.508cm" svg:x="12.813cm" svg:y="4.3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0.657cm" svg:height="1.27cm" svg:x="13.969cm" svg:y="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13.886cm" svg:y="4.204cm">
          <draw:text-box>
            <text:p>f5</text:p>
          </draw:text-box>
        </draw:frame>
        <draw:custom-shape draw:style-name="gr13" draw:text-style-name="P3" draw:layer="layout" svg:width="0.657cm" svg:height="1.27cm" svg:x="16.532cm" svg:y="9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16.449cm" svg:y="10.103cm">
          <draw:text-box>
            <text:p>f6</text:p>
          </draw:text-box>
        </draw:frame>
        <draw:custom-shape draw:style-name="gr3" draw:text-style-name="P3" draw:layer="layout" svg:width="0.658cm" svg:height="1.27cm" svg:x="14.764cm" svg:y="9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027cm" svg:height="0.806cm" svg:x="14.682cm" svg:y="10.103cm">
          <draw:text-box>
            <text:p>f5</text:p>
          </draw:text-box>
        </draw:frame>
        <draw:custom-shape draw:style-name="gr5" draw:text-style-name="P3" draw:layer="layout" svg:width="0.762cm" svg:height="0.508cm" svg:x="15.674cm" svg:y="10.2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25" draw:text-style-name="P10" draw:layer="layout" svg:width="1.904cm" svg:height="2.158cm" svg:x="12.811cm" svg:y="8.366cm" svg:viewBox="0 0 1905 2159" svg:d="M27 1545h655l187-465-187-466h-655c-13 0-27-36-27-69v-274c0-33 14-67 27-67h689c9-18 24-18 34 0h44c13 0 27 34 27 67v110l165 409 162-404v-182h555v-204l185 408-185 410v-206h-413l-188 468 188 465h430v-204l185 408-185 410v-206h-554v-136l-180-448-165 409v108c0 34-14 69-27 69h-44c-9 17-24 16-34 0h-689c-13 0-27-35-27-69v-273c0-34 14-68 27-68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2T10:19:58.483635485</meta:creation-date>
    <dc:date>2018-01-18T16:19:16.915429050</dc:date>
    <meta:editing-duration>PT3H20M</meta:editing-duration>
    <meta:editing-cycles>43</meta:editing-cycles>
    <meta:generator>LibreOffice/5.1.6.2$Linux_X86_64 LibreOffice_project/10m0$Build-2</meta:generator>
    <meta:document-statistic meta:object-count="93"/>
  </office:meta>
</office:document-meta>
</file>